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4">
          <table:table-cell table:style-name="ce42" office:value-type="string">
            <text:p>Aether</text:p>
          </table:table-cell>
          <table:table-cell table:style-name="ce6" office:value-type="string">
            <text:p>Aether Beam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hain Reaction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 X arcane explosions in the target zone ; each doing Y arcane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Avata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turn into a powerful aether avatar ; only able to cast arcane &amp; aether spells but with +X% arcane damage ; triggers disruption shield if exist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Vortex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arcane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dusk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20])" office:value-type="float" office:value="485">
            <text:p>48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table:style-name="ce35"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table:style-name="ce35" office:value-type="string">
            <text:p>Curse of the Meek</text:p>
          </table:table-cell>
          <table:table-cell table:style-name="ce35"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5"/>
          <table:table-cell table:number-columns-repeated="1020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01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8-17T01:10:25</dc:date>
    <dc:language>fr-FR</dc:language>
    <meta:editing-cycles>248</meta:editing-cycles>
    <meta:editing-duration>P12DT6H28M8S</meta:editing-duration>
    <meta:document-statistic meta:table-count="4" meta:cell-count="666" meta:object-count="0"/>
    <meta:user-defined meta:name="Info 1"/>
    <meta:user-defined meta:name="Info 2"/>
    <meta:user-defined meta:name="Info 3"/>
    <meta:user-defined meta:name="Info 4"/>
  </office:meta>
</office:document-meta>
</file>